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3000003075EDFE9E6422E571A.png" manifest:media-type="image/png"/>
  <manifest:file-entry manifest:full-path="Pictures/100000010000056100000307BAD2B53616A65172.png" manifest:media-type="image/png"/>
  <manifest:file-entry manifest:full-path="Pictures/100000010000038C000003072EEB9B5D5673F800.png" manifest:media-type="image/png"/>
  <manifest:file-entry manifest:full-path="Pictures/100000010000056100000307D117A4384A41750F.png" manifest:media-type="image/png"/>
  <manifest:file-entry manifest:full-path="Pictures/1000000100000561000003075C63243CC6EF8222.png" manifest:media-type="image/png"/>
  <manifest:file-entry manifest:full-path="Pictures/10000001000005610000030668415A7DA0492B4A.png" manifest:media-type="image/png"/>
  <manifest:file-entry manifest:full-path="Pictures/10000001000003B7000003194A6E306BA8A1E801.png" manifest:media-type="image/png"/>
  <manifest:file-entry manifest:full-path="Pictures/10000001000005610000030686BE5C88E8A43B98.png" manifest:media-type="image/png"/>
  <manifest:file-entry manifest:full-path="Pictures/100000010000056100000306882AA5A81DA9A593.png" manifest:media-type="image/png"/>
  <manifest:file-entry manifest:full-path="Pictures/10000001000005670000031958F0AD1063314E62.png" manifest:media-type="image/png"/>
  <manifest:file-entry manifest:full-path="Pictures/10000001000005610000030778BDE4A4A2148B91.png" manifest:media-type="image/png"/>
  <manifest:file-entry manifest:full-path="Pictures/100000010000038600000319EC429E8BE4D6E96D.png" manifest:media-type="image/png"/>
  <manifest:file-entry manifest:full-path="Pictures/100000010000038600000319721737B233DB3C1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1.554cm" svg:y="-2cm" svg:width="4.394cm" svg:height="6.168cm" draw:z-index="0"><draw:image xlink:href="Pictures/100000010000038600000319721737B233DB3C15.png" xlink:type="simple" xlink:show="embed" xlink:actuate="onLoad" draw:mime-type="image/png"/></draw:frame><draw:frame draw:style-name="fr1" draw:name="Image2" text:anchor-type="char" svg:x="3.413cm" svg:y="-1.868cm" svg:width="4.533cm" svg:height="6.327cm" draw:z-index="1"><draw:image xlink:href="Pictures/100000010000038600000319EC429E8BE4D6E96D.png" xlink:type="simple" xlink:show="embed" xlink:actuate="onLoad" draw:mime-type="image/png"/></draw:frame><draw:frame draw:style-name="fr1" draw:name="Image3" text:anchor-type="char" svg:x="9.082cm" svg:y="-1.998cm" svg:width="4.401cm" svg:height="6.378cm" draw:z-index="2"><draw:image xlink:href="Pictures/10000001000005670000031958F0AD1063314E62.png" xlink:type="simple" xlink:show="embed" xlink:actuate="onLoad" draw:mime-type="image/png"/></draw:frame><draw:frame draw:style-name="fr1" draw:name="Image4" text:anchor-type="char" svg:x="-1.286cm" svg:y="5.027cm" svg:width="4.491cm" svg:height="6.708cm" draw:z-index="3"><draw:image xlink:href="Pictures/10000001000003B7000003194A6E306BA8A1E801.png" xlink:type="simple" xlink:show="embed" xlink:actuate="onLoad" draw:mime-type="image/png"/></draw:frame><draw:frame draw:style-name="fr1" draw:name="Image6" text:anchor-type="char" svg:x="14.095cm" svg:y="-1.508cm" svg:width="4.718cm" svg:height="5.888cm" draw:z-index="4"><draw:image xlink:href="Pictures/10000001000005610000030778BDE4A4A2148B91.png" xlink:type="simple" xlink:show="embed" xlink:actuate="onLoad" draw:mime-type="image/png"/></draw:frame><draw:frame draw:style-name="fr1" draw:name="Image5" text:anchor-type="char" svg:x="3.681cm" svg:y="5.186cm" svg:width="5.036cm" svg:height="6.682cm" draw:z-index="5"><draw:image xlink:href="Pictures/1000000100000561000003075C63243CC6EF8222.png" xlink:type="simple" xlink:show="embed" xlink:actuate="onLoad" draw:mime-type="image/png"/></draw:frame><draw:frame draw:style-name="fr1" draw:name="Image7" text:anchor-type="char" svg:x="9.384cm" svg:y="5.265cm" svg:width="4.463cm" svg:height="6.655cm" draw:z-index="6"><draw:image xlink:href="Pictures/100000010000056100000307D117A4384A41750F.png" xlink:type="simple" xlink:show="embed" xlink:actuate="onLoad" draw:mime-type="image/png"/></draw:frame><draw:frame draw:style-name="fr1" draw:name="Image8" text:anchor-type="char" svg:x="14.536cm" svg:y="5.715cm" svg:width="4.454cm" svg:height="6.047cm" draw:z-index="7"><draw:image xlink:href="Pictures/100000010000056100000307BAD2B53616A65172.png" xlink:type="simple" xlink:show="embed" xlink:actuate="onLoad" draw:mime-type="image/png"/></draw:frame><draw:frame draw:style-name="fr1" draw:name="Image9" text:anchor-type="char" svg:x="-1.762cm" svg:y="11.906cm" svg:width="5.078cm" svg:height="7.264cm" draw:z-index="8"><draw:image xlink:href="Pictures/100000010000038C000003072EEB9B5D5673F800.png" xlink:type="simple" xlink:show="embed" xlink:actuate="onLoad" draw:mime-type="image/png"/></draw:frame><draw:frame draw:style-name="fr1" draw:name="Image10" text:anchor-type="char" svg:x="4.101cm" svg:y="12.25cm" svg:width="4.665cm" svg:height="6.84cm" draw:z-index="9"><draw:image xlink:href="Pictures/10000001000004E3000003075EDFE9E6422E571A.png" xlink:type="simple" xlink:show="embed" xlink:actuate="onLoad" draw:mime-type="image/png"/></draw:frame><draw:frame draw:style-name="fr1" draw:name="Image11" text:anchor-type="char" svg:x="9.435cm" svg:y="12.224cm" svg:width="4.798cm" svg:height="6.735cm" draw:z-index="10"><draw:image xlink:href="Pictures/100000010000056100000306882AA5A81DA9A593.png" xlink:type="simple" xlink:show="embed" xlink:actuate="onLoad" draw:mime-type="image/png"/></draw:frame><draw:frame draw:style-name="fr1" draw:name="Image12" text:anchor-type="char" svg:x="14.552cm" svg:y="11.986cm" svg:width="4.235cm" svg:height="6.973cm" draw:z-index="11"><draw:image xlink:href="Pictures/10000001000005610000030668415A7DA0492B4A.png" xlink:type="simple" xlink:show="embed" xlink:actuate="onLoad" draw:mime-type="image/png"/></draw:frame><draw:frame draw:style-name="fr1" draw:name="Image13" text:anchor-type="char" svg:x="-1.452cm" svg:y="20.188cm" svg:width="4.718cm" svg:height="6.047cm" draw:z-index="12"><draw:image xlink:href="Pictures/10000001000005610000030686BE5C88E8A43B9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4:44:27.476367702</meta:creation-date>
    <dc:date>2024-11-27T15:08:57.874911418</dc:date>
    <meta:editing-duration>PT3M59S</meta:editing-duration>
    <meta:editing-cycles>1</meta:editing-cycles>
    <meta:document-statistic meta:table-count="0" meta:image-count="13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